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4.528cm" fo:break-before="auto" style:use-optimal-row-height="true"/>
    </style:style>
    <style:style style:name="ro11" style:family="table-row">
      <style:table-row-properties style:row-height="5.422cm" fo:break-before="auto" style:use-optimal-row-height="true"/>
    </style:style>
    <style:style style:name="ro12" style:family="table-row">
      <style:table-row-properties style:row-height="4.974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2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<text:span text:style-name="T5">WHEN je remplis les champs « email », « Mot de passe », et que je clique sur le bouton Connexion</text:span></text:p>
            <text:p><text:span text:style-name="T5">AND le compte existe</text:span></text:p>
            <text:p><text:span text:style-name="T5">AND le mail et le mot de passe sont corrects</text:span></text:p>
            <text:p><text:span text:style-name="T5">AND le type de compte est valide (élève, tuteur ou administrateur)</text:span></text:p>
            <text:p><text:span text:style-name="T5">THEN le système me connecte</text:span></text:p>
            <text:p><text:span text:style-name="T5">AND le système me redirige vers le dashboard</text:span>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3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AND j’ai oublié mon mot de passe</text:p>
            <text:p>WHEN je clique sur le bouton « J’ai oublié mon de passe »</text:p>
            <text:p>AND je remplis le champs « email », et que je clique sur le bouton Nouveau mot de passe</text:p>
            <text:p>AND l’email est le bon</text:p>
            <text:p><text:span text:style-name="T1">THEN le système m’envoie un code d’activation</text:span></text:p>
            <text:p><text:span text:style-name="T1">GIVEN je reçois le code par mail</text:span>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redirige vers la page Nouveau mot de passe</text:span></text:p>
            <text:p><text:span text:style-name="T1">GIVEN je suis sur la page nouveau mot de passe</text:span></text:p>
            <text:p><text:span text:style-name="T1">WHEN je remplis les champs « Nouveau mot de passe », « Répéter le nouveau mot de passe », et que je clique sur le bouton Enregistrer</text:span></text:p>
            <text:p><text:span text:style-name="T1">AND les critères de sécurité sont remplis</text:span></text:p>
            <text:p><text:span text:style-name="T1">THEN le système me connecte</text:span></text:p>
            <text:p><text:span text:style-name="T1">AND le système me redirige sur le dashboard</text:span></text:p>
            <text:p><text:span text:style-name="T1">AND un message m’indique que mon mot de passe a bien été modifié</text:span></text:p>
            <text:p/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3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GIVEN je suis un visiteur déconnecté et je suis sur la page d’inscription</text:p>
            <text:p>WHEN je remplis les champs « Nom », « Prénom », « Email », « Mot de passe », « Type de compte », et que je clique sur le bouton Connexion</text:p>
            <text:p>THEN le système m’envoie un code d’activation</text:p>
            <text:p>GIVEN je reçois le code par mail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connecte avec un compte de type élève</text:span></text:p>
            <text:p><text:span text:style-name="T1">AND le système me redirige sur le dashboard</text:span></text:p>
            <text:p><text:span text:style-name="T1">AND un message m’indique que mon profil est en cours de validation, et qu’un mail confirmant l’activation de mon compte me sera envoyé</text:span></text:p>
            <text:p/>
            <text:p/>
          </table:table-cell>
          <table:table-cell table:style-name="ce37" table:number-columns-repeated="1019"/>
        </table:table-row>
        <table:table-row table:style-name="ro5">
          <table:table-cell office:value-type="string" calcext:value-type="string"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office:value-type="string" calcext:value-type="string">
            <text:p><text:span text:style-name="T3">25</text:span></text:p>
            <text:p>(174+174+174)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pan text:style-name="T1">GIVEN je suis un utilisateur connecté et je suis sur n’importe quelle page</text:span></text:p>
            <text:p><text:span text:style-name="T1">WHEN je clique sur un lien du menu</text:span></text:p>
            <text:p><text:span text:style-name="T1">THEN le système me redirige vers la page correspondant au lien cliqué</text:span></text:p>
            <text:p/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2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remplis le champs Rechercher par nom</text:p>
            <text:p>THEN le système met à jour la liste affichée de façon dynamique en fonction des résultats</text:p>
            <text:p>AND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3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n’importe quelle page</text:p>
            <text:p>WHEN je clique sur Comptes utilisateurs</text:p>
            <text:p>THEN le système me redirige sur la page Comptes utilisateurs</text:p>
            <text:p>AND le système affiche les comptes utilisateurs sous forme de liste</text:p>
            <text:p>AND le système pernet de trier les résultats (alphabétique, chronologique, par type de compte)</text:p>
            <text:p>AND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3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hoisis un nouveau type pour le compte à modifier, et que je clique sur le bouton Modifier</text:p>
            <text:p>THEN le système met à jour le nouveau type de compte dans la liste</text:p>
            <text:p><text:span text:style-name="T1">AND un message m’indique que le type du compte a bien été modifié,et qu’un mail d’information est envoyé à l’utilisateur</text:span></text:p>
            <text:p><text:span text:style-name="T1">AND un mail est envoyé à l’utilisateur, l’informant du changement de statut</text:span>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3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lique sur le bouton Supprimer</text:p>
            <text:p>AND je clique sur le bouton Confirmer la suppression définitive</text:p>
            <text:p>THEN le système supprime le compte choisit, il est retiré de la liste</text:p>
            <text:p><text:span text:style-name="T1">AND un message m’indique que le compte utilisateur est supprimé, et qu’un mail d’information est envoyé à l’utilisateur</text:span></text:p>
            <text:p><text:span text:style-name="T1">AND un mail est envoyé à l’utilisateur, l’informant de la suppression de son compte</text:span>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En tant qu’administrateur</text:p>
            <text:p>Je veux être notifié sur la page de gestion des comptes, q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3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un utilisateur vient de s’inscrire</text:p>
            <text:p>THEN le système affiche le compte du nouvel utilisateur en haut de la liste</text:p>
            <text:p>AND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0" office:value-type="string" calcext:value-type="string">
            <text:p>En tant qu’administrateur</text:p>
            <text:p>Je veux être notifié sur le dashboard, q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2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GIVEN je suis un administrateur connecté et je suis sur le dashboard</text:p>
            <text:p>WHEN un utilisateur vient de s’inscrire</text:p>
            <text:p>THEN le système incrémente, et met en gras le nombre de nouveaux comptes utilisateurs</text:p>
            <text:p>AND un message m’indique qu’un nouveau compte est à activer</text:p>
            <text:p/>
          </table:table-cell>
          <table:table-cell table:style-name="ce39" table:number-columns-repeated="1019"/>
        </table:table-row>
        <table:table-row table:style-name="ro9">
          <table:table-cell table:style-name="ce14" office:value-type="string" calcext:value-type="string"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3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n’importe quelle page</text:p>
            <text:p>WHEN je clique sur Mon compte</text:p>
            <text:p>THEN le système me redirige sur la page Mon compte</text:p>
            <text:p>AND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3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</text:p>
            <text:p><text:span text:style-name="T1">WHEN je modifie les champs « Nom », « Prénom », « Email », « Mot de passe », « Type de compte », et que je clique sur Enregistrer</text:span></text:p>
            <text:p>THEN le système modifie mes données</text:p>
            <text:p><text:span text:style-name="T1">AND un message m’indique que les modifications ont bien été enregistrées</text:span></text:p>
            <text:p><text:span text:style-name="T1">AND un mail m’est envoyé, si  ces changements le justifient (ex. mot de passe, type de compte)</text:span></text:p>
            <text:p/>
          </table:table-cell>
          <table:table-cell table:style-name="ce40" table:number-columns-repeated="1019"/>
        </table:table-row>
        <table:table-row table:style-name="ro10">
          <table:table-cell table:style-name="ce14" office:value-type="string" calcext:value-type="string"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3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 </text:p>
            <text:p>WHEN je clique sur supprimer mon compte</text:p>
            <text:p><text:span text:style-name="T1">AND je clique sur le bouton Confirmer la suppression définitive</text:span></text:p>
            <text:p><text:span text:style-name="T1">THEN le système me déconnecte</text:span></text:p>
            <text:p><text:span text:style-name="T1">AND le système supprime mon compte et les données associées</text:span></text:p>
            <text:p><text:span text:style-name="T1">AND le système me redirige vers la page de connexion </text:span></text:p>
            <text:p>AND un message m’indique que mon compte et les données associées sont définitivement supprimées</text:p>
            <text:p><text:span text:style-name="T1">AND un mail m’est envoyé, m’informant de la suppression de mon compte</text:span></text:p>
            <text:p/>
          </table:table-cell>
          <table:table-cell table:style-name="ce40" table:number-columns-repeated="1019"/>
        </table:table-row>
        <table:table-row table:style-name="ro8">
          <table:table-cell table:style-name="ce14" office:value-type="string" calcext:value-type="string">
            <text:p>En tant qu’utilisateur</text:p>
            <text:p>Je veux me deconnecter de mon compte learnAtHome</text:p>
            <text:p><text:span text:style-name="T1">Afin que je puisse fermer ma session en cours</text:span></text:p>
            <text:p/>
          </table:table-cell>
          <table:table-cell table:style-name="ce20" office:value-type="string" calcext:value-type="string">
            <text:p><text:span text:style-name="T3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<text:span text:style-name="T1">GIVEN je suis un utilisateur connecté et je suis sur n’importe quelle page</text:span></text:p>
            <text:p><text:span text:style-name="T1">WHEN je clique sur Se déconnecter</text:span></text:p>
            <text:p><text:span text:style-name="T1">THEN le système me déconnecte</text:span></text:p>
            <text:p><text:span text:style-name="T1">AND le système me redirige vers la page de connexion</text:span></text:p>
            <text:p><text:span text:style-name="T1">AND un message m’indique que j’ai bien été déconnecté</text:span></text:p>
            <text:p/>
          </table:table-cell>
          <table:table-cell table:style-name="ce40" table:number-columns-repeated="1019"/>
        </table:table-row>
        <table:table-row table:style-name="ro9">
          <table:table-cell table:style-name="ce10" office:value-type="string" calcext:value-type="string">
            <text:p>En tant qu’utilisateur</text:p>
            <text:p>Je veux consulter le calendrier simplifié sur le dashboard</text:p>
            <text:p>Afin que je puisse voir les évènements dans un futur proche</text:p>
            <text:p/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 calendrier simplifié est affiché, avec les évènements à venir sur 10 jours</text:p>
            <text:p/>
          </table:table-cell>
          <table:table-cell table:style-name="ce41" table:number-columns-repeated="1019"/>
        </table:table-row>
        <table:table-row table:style-name="ro9">
          <table:table-cell table:style-name="ce10" office:value-type="string" calcext:value-type="string"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9">
          <table:table-cell table:style-name="ce10" office:value-type="string" calcext:value-type="string"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le dashboard</text:p>
            <text:p>WHEN un message non lu m’est destiné</text:p>
            <text:p>THEN le système incrémente et met en gras le nombre de messages non lus</text:p>
            <text:p>AND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8">
          <table:table-cell table:style-name="ce31" office:value-type="string" calcext:value-type="string"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4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un message non lu m’est destiné</text:p>
            <text:p>THEN le système incrémente et met en gras le nombre de messages non lus</text:p>
            <text:p>AND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4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AND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4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le champ Votre texte ici est affiché</text:p>
            <text:p>WHEN je saisis mon message</text:p>
            <text:p>AND je clique sur l’icône envoyer</text:p>
            <text:p>THEN le système envoit le message au contact</text:p>
            <text:p>AND le message et l’horodatage sont ajoutés au chat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4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je navigue jusqu’au message à modifier</text:p>
            <text:p>WHEN je clique sur le message à modifier</text:p>
            <text:p>AND un bouton modifier ce message apparaît</text:p>
            <text:p>AND je clique sur modifier ce message</text:p>
            <text:p>AND je modifie le message</text:p>
            <text:p>AND je clique sur l’icône terminer</text:p>
            <text:p>THEN le système envoit le message modifié au contact</text:p>
            <text:p>AND le message est modifié dans le chat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4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je navigue jusqu’au message à supprimer</text:p>
            <text:p>WHEN je clique sur le message à supprimer</text:p>
            <text:p>AND un bouton supprimer ce message apparaît</text:p>
            <text:p>AND je clique sur supprimer ce message</text:p>
            <text:p>THEN le système supprime le message au contact</text:p>
            <text:p>AND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je suis un tuteur/administrateur</text:span> connecté et je suis sur la page Conversations</text:p>
            <text:p>WHEN je remplis le champ Rechercher par nom </text:p>
            <text:p><text:span text:style-name="T1">THEN le système met à jour la liste des noms d’élèves trouvés de façon dynamique en fonction des résultats</text:span>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En tant que tuteur/administrateur</text:p>
            <text:p>Je veux créer un chat avec un élève pour chatter avec lui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 je suis un tuteur/administrateur connecté et je suis sur la page Conversations</text:span></text:p>
            <text:p><text:span text:style-name="T1">AND le nom de l’élève est saisit dans le champ Rechercher par nom</text:span></text:p>
            <text:p><text:span text:style-name="T1">AND le nom de l’élève recherché est affiché</text:span></text:p>
            <text:p><text:span text:style-name="T1">WHEN je clique sur le nom de l’élève</text:span></text:p>
            <text:p>THEN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4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<text:span text:style-name="T1">GIVEN  je suis un tuteur/administrateur connecté et je suis sur la page Conversations</text:span></text:p>
            <text:p><text:span text:style-name="T1">WHEN je clique sur l’icône avec le nom de l’élève</text:span></text:p>
            <text:p><text:span text:style-name="T1">THEN le système m’affiche le chat en cours avec cet élève</text:span></text:p>
            <text:p><text:span text:style-name="T1">GIVEN un bouton Supprimer le chat est visible</text:span></text:p>
            <text:p><text:span text:style-name="T1">WHEN je clique sur Supprimer le chat</text:span></text:p>
            <text:p><text:span text:style-name="T1">AND je clique sur le bouton Confirmer la suppression définitive</text:span></text:p>
            <text:p><text:span text:style-name="T1">THEN le système supprime le chat pour l’utilisateur en cours</text:span></text:p>
            <text:p><text:span text:style-name="T1">AND un message confirme la suppression du chat</text:span></text:p>
            <text:p><text:span text:style-name="T1">AND le système me redirige sur la page Conversations</text:span>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je suis un administrateur</text:span> connecté et je suis sur la page Conversations</text:p>
            <text:p>WHEN je remplis le champ Rechercher par nom </text:p>
            <text:p><text:span text:style-name="T1">THEN le système met à jour la liste des noms de tuteur/administrateur trouvés de façon dynamique en fonction des résultats</text:span></text:p>
            <text:p/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En tant qu’administrateur</text:p>
            <text:p><text:span text:style-name="T1">Je veux créer un chat avec un tuteur/administrateur</text:span> pour chatter avec lui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 je suis un administrateur connecté et je suis sur la page Conversations</text:span></text:p>
            <text:p><text:span text:style-name="T1">AND le nom du tuteur/administrateur est saisit dans le champ Rechercher par nom</text:span></text:p>
            <text:p><text:span text:style-name="T1">AND le nom du tuteur/administrateur recherché est affiché</text:span></text:p>
            <text:p><text:span text:style-name="T1">WHEN je clique sur le nom du tuteur/administrateur</text:span></text:p>
            <text:p><text:span text:style-name="T1">THEN le système ajoute un onglet de chat avec l’icône et le nom du tuteur/administrateur</text:span>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4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<text:span text:style-name="T1">GIVEN  je suis un tuteur/administrateur connecté et je suis sur la page Conversations</text:span></text:p>
            <text:p><text:span text:style-name="T1">WHEN je clique sur l’icône avec le nom du tuteur/administrateur</text:span></text:p>
            <text:p><text:span text:style-name="T1">THEN le système m’affiche le chat en cours avec le tuteur/administrateur</text:span></text:p>
            <text:p><text:span text:style-name="T1">GIVEN un bouton Supprimer le chat est visible</text:span></text:p>
            <text:p><text:span text:style-name="T1">WHEN je clique sur Supprimer le chat</text:span></text:p>
            <text:p><text:span text:style-name="T1">AND je clique sur le bouton Confirmer la suppression définitive</text:span></text:p>
            <text:p><text:span text:style-name="T1">THEN le système supprime le chat pour l’utilisateur en cours</text:span></text:p>
            <text:p><text:span text:style-name="T1">AND un message confirme la suppression du chat</text:span></text:p>
            <text:p><text:span text:style-name="T1">AND le système me redirige sur la page Conversations</text:span></text:p>
            <text:p/>
          </table:table-cell>
          <table:table-cell table:style-name="ce68" table:number-columns-repeated="1019"/>
        </table:table-row>
        <table:table-row table:style-name="ro13" table:number-rows-repeated="1048546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6:26:27.482197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22T16:27:16.737226661</dc:date>
    <meta:editing-duration>PT10H33M47S</meta:editing-duration>
    <meta:editing-cycles>124</meta:editing-cycles>
    <meta:generator>LibreOffice/6.4.7.2$Linux_X86_64 LibreOffice_project/40$Build-2</meta:generator>
    <meta:document-statistic meta:table-count="1" meta:cell-count="116" meta:object-count="0"/>
  </office:meta>
</office:document-meta>
</file>